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06" calcext:value-type="date">
            <text:p>20160506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NUTRIMED S.R.L.</text:p>
          </table:table-cell>
          <table:table-cell office:value-type="float" office:value="80" calcext:value-type="float">
            <text:p>80</text:p>
          </table:table-cell>
          <table:table-cell office:value-type="float" office:value="30654567766" calcext:value-type="float">
            <text:p>30654567766</text:p>
          </table:table-cell>
          <table:table-cell office:value-type="float" office:value="32566" calcext:value-type="float">
            <text:p>32566</text:p>
          </table:table-cell>
          <table:table-cell office:value-type="float" office:value="26914.05" calcext:value-type="float">
            <text:p>26914,05</text:p>
          </table:table-cell>
          <table:table-cell table:formula="of:=[.H1]-[.I1]" office:value-type="float" office:value="5651.95" calcext:value-type="float">
            <text:p>5651,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SUPER CHINO (DONI)</text:p>
          </table:table-cell>
          <table:table-cell office:value-type="float" office:value="80" calcext:value-type="float">
            <text:p>80</text:p>
          </table:table-cell>
          <table:table-cell office:value-type="float" office:value="20171156883" calcext:value-type="float">
            <text:p>20171156883</text:p>
          </table:table-cell>
          <table:table-cell office:value-type="float" office:value="8430" calcext:value-type="float">
            <text:p>8430</text:p>
          </table:table-cell>
          <table:table-cell office:value-type="float" office:value="6966.94" calcext:value-type="float">
            <text:p>6966,94</text:p>
          </table:table-cell>
          <table:table-cell table:formula="of:=[.H2]-[.I2]" office:value-type="float" office:value="1463.06" calcext:value-type="float">
            <text:p>1463,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CHEN ZHIYONG</text:p>
          </table:table-cell>
          <table:table-cell office:value-type="float" office:value="80" calcext:value-type="float">
            <text:p>80</text:p>
          </table:table-cell>
          <table:table-cell office:value-type="float" office:value="20942177489" calcext:value-type="float">
            <text:p>20942177489</text:p>
          </table:table-cell>
          <table:table-cell office:value-type="float" office:value="11366" calcext:value-type="float">
            <text:p>11366</text:p>
          </table:table-cell>
          <table:table-cell office:value-type="float" office:value="9393.39" calcext:value-type="float">
            <text:p>9393,39</text:p>
          </table:table-cell>
          <table:table-cell table:formula="of:=[.H3]-[.I3]" office:value-type="float" office:value="1972.61" calcext:value-type="float">
            <text:p>1972,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48" calcext:value-type="float">
            <text:p>11448</text:p>
          </table:table-cell>
          <table:table-cell office:value-type="string" calcext:value-type="string">
            <text:p>ASOCIACION CIVIL CAMBIO DE</text:p>
          </table:table-cell>
          <table:table-cell office:value-type="float" office:value="80" calcext:value-type="float">
            <text:p>80</text:p>
          </table:table-cell>
          <table:table-cell office:value-type="float" office:value="30711922829" calcext:value-type="float">
            <text:p>30711922829</text:p>
          </table:table-cell>
          <table:table-cell office:value-type="float" office:value="2000" calcext:value-type="float">
            <text:p>2000</text:p>
          </table:table-cell>
          <table:table-cell office:value-type="float" office:value="1652.89" calcext:value-type="float">
            <text:p>1652,89</text:p>
          </table:table-cell>
          <table:table-cell table:formula="of:=[.H4]-[.I4]" office:value-type="float" office:value="347.11" calcext:value-type="float">
            <text:p>347,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704.96" calcext:value-type="float">
            <text:p>704,96</text:p>
          </table:table-cell>
          <table:table-cell table:formula="of:=[.H5]-[.I5]" office:value-type="float" office:value="148.04" calcext:value-type="float">
            <text:p>148,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793.39" calcext:value-type="float">
            <text:p>793,39</text:p>
          </table:table-cell>
          <table:table-cell table:formula="of:=[.H6]-[.I6]" office:value-type="float" office:value="166.61" calcext:value-type="float">
            <text:p>166,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52" calcext:value-type="float">
            <text:p>1145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599.17" calcext:value-type="float">
            <text:p>599,17</text:p>
          </table:table-cell>
          <table:table-cell table:formula="of:=[.H7]-[.I7]" office:value-type="float" office:value="125.83" calcext:value-type="float">
            <text:p>125,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53" calcext:value-type="float">
            <text:p>1145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765.29" calcext:value-type="float">
            <text:p>765,29</text:p>
          </table:table-cell>
          <table:table-cell table:formula="of:=[.H8]-[.I8]" office:value-type="float" office:value="160.71" calcext:value-type="float">
            <text:p>160,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54" calcext:value-type="float">
            <text:p>1145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90.08" calcext:value-type="float">
            <text:p>790,08</text:p>
          </table:table-cell>
          <table:table-cell table:formula="of:=[.H9]-[.I9]" office:value-type="float" office:value="165.92" calcext:value-type="float">
            <text:p>165,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55" calcext:value-type="float">
            <text:p>1145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799.17" calcext:value-type="float">
            <text:p>799,17</text:p>
          </table:table-cell>
          <table:table-cell table:formula="of:=[.H10]-[.I10]" office:value-type="float" office:value="167.83" calcext:value-type="float">
            <text:p>167,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56" calcext:value-type="float">
            <text:p>1145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815.7" calcext:value-type="float">
            <text:p>815,7</text:p>
          </table:table-cell>
          <table:table-cell table:formula="of:=[.H11]-[.I11]" office:value-type="float" office:value="171.3" calcext:value-type="float">
            <text:p>171,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57" calcext:value-type="float">
            <text:p>1145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775.21" calcext:value-type="float">
            <text:p>775,21</text:p>
          </table:table-cell>
          <table:table-cell table:formula="of:=[.H12]-[.I12]" office:value-type="float" office:value="162.79" calcext:value-type="float">
            <text:p>162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58" calcext:value-type="float">
            <text:p>1145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773.55" calcext:value-type="float">
            <text:p>773,55</text:p>
          </table:table-cell>
          <table:table-cell table:formula="of:=[.H13]-[.I13]" office:value-type="float" office:value="162.45" calcext:value-type="float">
            <text:p>162,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59" calcext:value-type="float">
            <text:p>1145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795.87" calcext:value-type="float">
            <text:p>795,87</text:p>
          </table:table-cell>
          <table:table-cell table:formula="of:=[.H14]-[.I14]" office:value-type="float" office:value="167.13" calcext:value-type="float">
            <text:p>167,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60" calcext:value-type="float">
            <text:p>1146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704.13" calcext:value-type="float">
            <text:p>704,13</text:p>
          </table:table-cell>
          <table:table-cell table:formula="of:=[.H15]-[.I15]" office:value-type="float" office:value="147.87" calcext:value-type="float">
            <text:p>147,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61" calcext:value-type="float">
            <text:p>1146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742.15" calcext:value-type="float">
            <text:p>742,15</text:p>
          </table:table-cell>
          <table:table-cell table:formula="of:=[.H16]-[.I16]" office:value-type="float" office:value="155.85" calcext:value-type="float">
            <text:p>155,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62" calcext:value-type="float">
            <text:p>1146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823.97" calcext:value-type="float">
            <text:p>823,97</text:p>
          </table:table-cell>
          <table:table-cell table:formula="of:=[.H17]-[.I17]" office:value-type="float" office:value="173.03" calcext:value-type="float">
            <text:p>173,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63" calcext:value-type="float">
            <text:p>1146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745.45" calcext:value-type="float">
            <text:p>745,45</text:p>
          </table:table-cell>
          <table:table-cell table:formula="of:=[.H18]-[.I18]" office:value-type="float" office:value="156.55" calcext:value-type="float">
            <text:p>156,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64" calcext:value-type="float">
            <text:p>1146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768.6" calcext:value-type="float">
            <text:p>768,6</text:p>
          </table:table-cell>
          <table:table-cell table:formula="of:=[.H19]-[.I19]" office:value-type="float" office:value="161.4" calcext:value-type="float">
            <text:p>161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65" calcext:value-type="float">
            <text:p>1146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742.98" calcext:value-type="float">
            <text:p>742,98</text:p>
          </table:table-cell>
          <table:table-cell table:formula="of:=[.H20]-[.I20]" office:value-type="float" office:value="156.02" calcext:value-type="float">
            <text:p>156,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66" calcext:value-type="float">
            <text:p>1146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791.74" calcext:value-type="float">
            <text:p>791,74</text:p>
          </table:table-cell>
          <table:table-cell table:formula="of:=[.H21]-[.I21]" office:value-type="float" office:value="166.26" calcext:value-type="float">
            <text:p>166,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3" calcext:value-type="date">
            <text:p>20160523</text:p>
          </table:table-cell>
          <table:table-cell office:value-type="float" office:value="11467" calcext:value-type="float">
            <text:p>1146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777.69" calcext:value-type="float">
            <text:p>777,69</text:p>
          </table:table-cell>
          <table:table-cell table:formula="of:=[.H22]-[.I22]" office:value-type="float" office:value="163.31" calcext:value-type="float">
            <text:p>163,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AUTOSERVICIO BRISA</text:p>
          </table:table-cell>
          <table:table-cell office:value-type="float" office:value="80" calcext:value-type="float">
            <text:p>80</text:p>
          </table:table-cell>
          <table:table-cell office:value-type="float" office:value="27940309897" calcext:value-type="float">
            <text:p>27940309897</text:p>
          </table:table-cell>
          <table:table-cell office:value-type="float" office:value="11000" calcext:value-type="float">
            <text:p>11000</text:p>
          </table:table-cell>
          <table:table-cell office:value-type="float" office:value="9090.91" calcext:value-type="float">
            <text:p>9090,91</text:p>
          </table:table-cell>
          <table:table-cell table:formula="of:=[.H23]-[.I23]" office:value-type="float" office:value="1909.09" calcext:value-type="float">
            <text:p>1909,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68" calcext:value-type="float">
            <text:p>1146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798.35" calcext:value-type="float">
            <text:p>798,35</text:p>
          </table:table-cell>
          <table:table-cell table:formula="of:=[.H24]-[.I24]" office:value-type="float" office:value="167.65" calcext:value-type="float">
            <text:p>167,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69" calcext:value-type="float">
            <text:p>1146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789.26" calcext:value-type="float">
            <text:p>789,26</text:p>
          </table:table-cell>
          <table:table-cell table:formula="of:=[.H25]-[.I25]" office:value-type="float" office:value="165.74" calcext:value-type="float">
            <text:p>165,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70" calcext:value-type="float">
            <text:p>1147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776.03" calcext:value-type="float">
            <text:p>776,03</text:p>
          </table:table-cell>
          <table:table-cell table:formula="of:=[.H26]-[.I26]" office:value-type="float" office:value="162.97" calcext:value-type="float">
            <text:p>162,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71" calcext:value-type="float">
            <text:p>1147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27.27" calcext:value-type="float">
            <text:p>727,27</text:p>
          </table:table-cell>
          <table:table-cell table:formula="of:=[.H27]-[.I27]" office:value-type="float" office:value="152.73" calcext:value-type="float">
            <text:p>152,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72" calcext:value-type="float">
            <text:p>1147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809.92" calcext:value-type="float">
            <text:p>809,92</text:p>
          </table:table-cell>
          <table:table-cell table:formula="of:=[.H28]-[.I28]" office:value-type="float" office:value="170.08" calcext:value-type="float">
            <text:p>170,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73" calcext:value-type="float">
            <text:p>1147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805.79" calcext:value-type="float">
            <text:p>805,79</text:p>
          </table:table-cell>
          <table:table-cell table:formula="of:=[.H29]-[.I29]" office:value-type="float" office:value="169.21" calcext:value-type="float">
            <text:p>169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633.06" calcext:value-type="float">
            <text:p>633,06</text:p>
          </table:table-cell>
          <table:table-cell table:formula="of:=[.H30]-[.I30]" office:value-type="float" office:value="132.94" calcext:value-type="float">
            <text:p>132,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75" calcext:value-type="float">
            <text:p>1147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809.92" calcext:value-type="float">
            <text:p>809,92</text:p>
          </table:table-cell>
          <table:table-cell table:formula="of:=[.H31]-[.I31]" office:value-type="float" office:value="170.08" calcext:value-type="float">
            <text:p>170,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76" calcext:value-type="float">
            <text:p>1147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796.69" calcext:value-type="float">
            <text:p>796,69</text:p>
          </table:table-cell>
          <table:table-cell table:formula="of:=[.H32]-[.I32]" office:value-type="float" office:value="167.31" calcext:value-type="float">
            <text:p>167,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77" calcext:value-type="float">
            <text:p>1147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461.16" calcext:value-type="float">
            <text:p>461,16</text:p>
          </table:table-cell>
          <table:table-cell table:formula="of:=[.H33]-[.I33]" office:value-type="float" office:value="96.84" calcext:value-type="float">
            <text:p>96,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78" calcext:value-type="float">
            <text:p>1147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773.55" calcext:value-type="float">
            <text:p>773,55</text:p>
          </table:table-cell>
          <table:table-cell table:formula="of:=[.H34]-[.I34]" office:value-type="float" office:value="162.45" calcext:value-type="float">
            <text:p>162,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79" calcext:value-type="float">
            <text:p>1147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742.98" calcext:value-type="float">
            <text:p>742,98</text:p>
          </table:table-cell>
          <table:table-cell table:formula="of:=[.H35]-[.I35]" office:value-type="float" office:value="156.02" calcext:value-type="float">
            <text:p>156,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80" calcext:value-type="float">
            <text:p>1148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824.79" calcext:value-type="float">
            <text:p>824,79</text:p>
          </table:table-cell>
          <table:table-cell table:formula="of:=[.H36]-[.I36]" office:value-type="float" office:value="173.21" calcext:value-type="float">
            <text:p>173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81" calcext:value-type="float">
            <text:p>1148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740.5" calcext:value-type="float">
            <text:p>740,5</text:p>
          </table:table-cell>
          <table:table-cell table:formula="of:=[.H37]-[.I37]" office:value-type="float" office:value="155.5" calcext:value-type="float">
            <text:p>155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82" calcext:value-type="float">
            <text:p>1148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824.79" calcext:value-type="float">
            <text:p>824,79</text:p>
          </table:table-cell>
          <table:table-cell table:formula="of:=[.H38]-[.I38]" office:value-type="float" office:value="173.21" calcext:value-type="float">
            <text:p>173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83" calcext:value-type="float">
            <text:p>1148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779.34" calcext:value-type="float">
            <text:p>779,34</text:p>
          </table:table-cell>
          <table:table-cell table:formula="of:=[.H39]-[.I39]" office:value-type="float" office:value="163.66" calcext:value-type="float">
            <text:p>163,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84" calcext:value-type="float">
            <text:p>1148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824.79" calcext:value-type="float">
            <text:p>824,79</text:p>
          </table:table-cell>
          <table:table-cell table:formula="of:=[.H40]-[.I40]" office:value-type="float" office:value="173.21" calcext:value-type="float">
            <text:p>173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85" calcext:value-type="float">
            <text:p>1148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706.61" calcext:value-type="float">
            <text:p>706,61</text:p>
          </table:table-cell>
          <table:table-cell table:formula="of:=[.H41]-[.I41]" office:value-type="float" office:value="148.39" calcext:value-type="float">
            <text:p>148,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86" calcext:value-type="float">
            <text:p>1148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768.6" calcext:value-type="float">
            <text:p>768,6</text:p>
          </table:table-cell>
          <table:table-cell table:formula="of:=[.H42]-[.I42]" office:value-type="float" office:value="161.4" calcext:value-type="float">
            <text:p>161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87" calcext:value-type="float">
            <text:p>1148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785.12" calcext:value-type="float">
            <text:p>785,12</text:p>
          </table:table-cell>
          <table:table-cell table:formula="of:=[.H43]-[.I43]" office:value-type="float" office:value="164.88" calcext:value-type="float">
            <text:p>164,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88" calcext:value-type="float">
            <text:p>1148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685.95" calcext:value-type="float">
            <text:p>685,95</text:p>
          </table:table-cell>
          <table:table-cell table:formula="of:=[.H44]-[.I44]" office:value-type="float" office:value="144.05" calcext:value-type="float">
            <text:p>144,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89" calcext:value-type="float">
            <text:p>1148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752.07" calcext:value-type="float">
            <text:p>752,07</text:p>
          </table:table-cell>
          <table:table-cell table:formula="of:=[.H45]-[.I45]" office:value-type="float" office:value="157.93" calcext:value-type="float">
            <text:p>157,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90" calcext:value-type="float">
            <text:p>1149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819.01" calcext:value-type="float">
            <text:p>819,01</text:p>
          </table:table-cell>
          <table:table-cell table:formula="of:=[.H46]-[.I46]" office:value-type="float" office:value="171.99" calcext:value-type="float">
            <text:p>171,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91" calcext:value-type="float">
            <text:p>1149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806.61" calcext:value-type="float">
            <text:p>806,61</text:p>
          </table:table-cell>
          <table:table-cell table:formula="of:=[.H47]-[.I47]" office:value-type="float" office:value="169.39" calcext:value-type="float">
            <text:p>169,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798.35" calcext:value-type="float">
            <text:p>798,35</text:p>
          </table:table-cell>
          <table:table-cell table:formula="of:=[.H48]-[.I48]" office:value-type="float" office:value="167.65" calcext:value-type="float">
            <text:p>167,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93" calcext:value-type="float">
            <text:p>1149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552.89" calcext:value-type="float">
            <text:p>552,89</text:p>
          </table:table-cell>
          <table:table-cell table:formula="of:=[.H49]-[.I49]" office:value-type="float" office:value="116.11" calcext:value-type="float">
            <text:p>116,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94" calcext:value-type="float">
            <text:p>1149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736.36" calcext:value-type="float">
            <text:p>736,36</text:p>
          </table:table-cell>
          <table:table-cell table:formula="of:=[.H50]-[.I50]" office:value-type="float" office:value="154.64" calcext:value-type="float">
            <text:p>154,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95" calcext:value-type="float">
            <text:p>1149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485.95" calcext:value-type="float">
            <text:p>485,95</text:p>
          </table:table-cell>
          <table:table-cell table:formula="of:=[.H51]-[.I51]" office:value-type="float" office:value="102.05" calcext:value-type="float">
            <text:p>102,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4" calcext:value-type="date">
            <text:p>20160524</text:p>
          </table:table-cell>
          <table:table-cell office:value-type="float" office:value="11496" calcext:value-type="float">
            <text:p>1149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690.08" calcext:value-type="float">
            <text:p>690,08</text:p>
          </table:table-cell>
          <table:table-cell table:formula="of:=[.H52]-[.I52]" office:value-type="float" office:value="144.92" calcext:value-type="float">
            <text:p>144,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497" calcext:value-type="float">
            <text:p>1149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552.07" calcext:value-type="float">
            <text:p>552,07</text:p>
          </table:table-cell>
          <table:table-cell table:formula="of:=[.H53]-[.I53]" office:value-type="float" office:value="115.93" calcext:value-type="float">
            <text:p>115,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498" calcext:value-type="float">
            <text:p>1149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807.44" calcext:value-type="float">
            <text:p>807,44</text:p>
          </table:table-cell>
          <table:table-cell table:formula="of:=[.H54]-[.I54]" office:value-type="float" office:value="169.56" calcext:value-type="float">
            <text:p>169,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499" calcext:value-type="float">
            <text:p>1149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454.55" calcext:value-type="float">
            <text:p>454,55</text:p>
          </table:table-cell>
          <table:table-cell table:formula="of:=[.H55]-[.I55]" office:value-type="float" office:value="95.45" calcext:value-type="float">
            <text:p>95,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798.35" calcext:value-type="float">
            <text:p>798,35</text:p>
          </table:table-cell>
          <table:table-cell table:formula="of:=[.H56]-[.I56]" office:value-type="float" office:value="167.65" calcext:value-type="float">
            <text:p>167,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01" calcext:value-type="float">
            <text:p>1150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797.52" calcext:value-type="float">
            <text:p>797,52</text:p>
          </table:table-cell>
          <table:table-cell table:formula="of:=[.H57]-[.I57]" office:value-type="float" office:value="167.48" calcext:value-type="float">
            <text:p>167,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02" calcext:value-type="float">
            <text:p>1150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04.13" calcext:value-type="float">
            <text:p>304,13</text:p>
          </table:table-cell>
          <table:table-cell table:formula="of:=[.H58]-[.I58]" office:value-type="float" office:value="63.87" calcext:value-type="float">
            <text:p>63,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03" calcext:value-type="float">
            <text:p>1150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823.14" calcext:value-type="float">
            <text:p>823,14</text:p>
          </table:table-cell>
          <table:table-cell table:formula="of:=[.H59]-[.I59]" office:value-type="float" office:value="172.86" calcext:value-type="float">
            <text:p>172,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04" calcext:value-type="float">
            <text:p>1150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794.21" calcext:value-type="float">
            <text:p>794,21</text:p>
          </table:table-cell>
          <table:table-cell table:formula="of:=[.H60]-[.I60]" office:value-type="float" office:value="166.79" calcext:value-type="float">
            <text:p>166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05" calcext:value-type="float">
            <text:p>1150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814.88" calcext:value-type="float">
            <text:p>814,88</text:p>
          </table:table-cell>
          <table:table-cell table:formula="of:=[.H61]-[.I61]" office:value-type="float" office:value="171.12" calcext:value-type="float">
            <text:p>171,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06" calcext:value-type="float">
            <text:p>1150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552.89" calcext:value-type="float">
            <text:p>552,89</text:p>
          </table:table-cell>
          <table:table-cell table:formula="of:=[.H62]-[.I62]" office:value-type="float" office:value="116.11" calcext:value-type="float">
            <text:p>116,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07" calcext:value-type="float">
            <text:p>1150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795.87" calcext:value-type="float">
            <text:p>795,87</text:p>
          </table:table-cell>
          <table:table-cell table:formula="of:=[.H63]-[.I63]" office:value-type="float" office:value="167.13" calcext:value-type="float">
            <text:p>167,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08" calcext:value-type="float">
            <text:p>1150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818.18" calcext:value-type="float">
            <text:p>818,18</text:p>
          </table:table-cell>
          <table:table-cell table:formula="of:=[.H64]-[.I64]" office:value-type="float" office:value="171.82" calcext:value-type="float">
            <text:p>171,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09" calcext:value-type="float">
            <text:p>1150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733.06" calcext:value-type="float">
            <text:p>733,06</text:p>
          </table:table-cell>
          <table:table-cell table:formula="of:=[.H65]-[.I65]" office:value-type="float" office:value="153.94" calcext:value-type="float">
            <text:p>153,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10" calcext:value-type="float">
            <text:p>1151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04.96" calcext:value-type="float">
            <text:p>304,96</text:p>
          </table:table-cell>
          <table:table-cell table:formula="of:=[.H66]-[.I66]" office:value-type="float" office:value="64.04" calcext:value-type="float">
            <text:p>64,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11" calcext:value-type="float">
            <text:p>1151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731.4" calcext:value-type="float">
            <text:p>731,4</text:p>
          </table:table-cell>
          <table:table-cell table:formula="of:=[.H67]-[.I67]" office:value-type="float" office:value="153.6" calcext:value-type="float">
            <text:p>153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12" calcext:value-type="float">
            <text:p>1151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524.79" calcext:value-type="float">
            <text:p>524,79</text:p>
          </table:table-cell>
          <table:table-cell table:formula="of:=[.H68]-[.I68]" office:value-type="float" office:value="110.21" calcext:value-type="float">
            <text:p>110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13" calcext:value-type="float">
            <text:p>1151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35.54" calcext:value-type="float">
            <text:p>735,54</text:p>
          </table:table-cell>
          <table:table-cell table:formula="of:=[.H69]-[.I69]" office:value-type="float" office:value="154.46" calcext:value-type="float">
            <text:p>154,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14" calcext:value-type="float">
            <text:p>1151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566.94" calcext:value-type="float">
            <text:p>566,94</text:p>
          </table:table-cell>
          <table:table-cell table:formula="of:=[.H70]-[.I70]" office:value-type="float" office:value="119.06" calcext:value-type="float">
            <text:p>119,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15" calcext:value-type="float">
            <text:p>1151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548.76" calcext:value-type="float">
            <text:p>548,76</text:p>
          </table:table-cell>
          <table:table-cell table:formula="of:=[.H71]-[.I71]" office:value-type="float" office:value="115.24" calcext:value-type="float">
            <text:p>115,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16" calcext:value-type="float">
            <text:p>1151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718.18" calcext:value-type="float">
            <text:p>718,18</text:p>
          </table:table-cell>
          <table:table-cell table:formula="of:=[.H72]-[.I72]" office:value-type="float" office:value="150.82" calcext:value-type="float">
            <text:p>150,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17" calcext:value-type="float">
            <text:p>1151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642.15" calcext:value-type="float">
            <text:p>642,15</text:p>
          </table:table-cell>
          <table:table-cell table:formula="of:=[.H73]-[.I73]" office:value-type="float" office:value="134.85" calcext:value-type="float">
            <text:p>134,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18" calcext:value-type="float">
            <text:p>1151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637.19" calcext:value-type="float">
            <text:p>637,19</text:p>
          </table:table-cell>
          <table:table-cell table:formula="of:=[.H74]-[.I74]" office:value-type="float" office:value="133.81" calcext:value-type="float">
            <text:p>133,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19" calcext:value-type="float">
            <text:p>1151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670.25" calcext:value-type="float">
            <text:p>670,25</text:p>
          </table:table-cell>
          <table:table-cell table:formula="of:=[.H75]-[.I75]" office:value-type="float" office:value="140.75" calcext:value-type="float">
            <text:p>140,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646.28" calcext:value-type="float">
            <text:p>646,28</text:p>
          </table:table-cell>
          <table:table-cell table:formula="of:=[.H76]-[.I76]" office:value-type="float" office:value="135.72" calcext:value-type="float">
            <text:p>135,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21" calcext:value-type="float">
            <text:p>1152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824.79" calcext:value-type="float">
            <text:p>824,79</text:p>
          </table:table-cell>
          <table:table-cell table:formula="of:=[.H77]-[.I77]" office:value-type="float" office:value="173.21" calcext:value-type="float">
            <text:p>173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22" calcext:value-type="float">
            <text:p>1152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752.89" calcext:value-type="float">
            <text:p>752,89</text:p>
          </table:table-cell>
          <table:table-cell table:formula="of:=[.H78]-[.I78]" office:value-type="float" office:value="158.11" calcext:value-type="float">
            <text:p>158,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23" calcext:value-type="float">
            <text:p>1152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43.8" calcext:value-type="float">
            <text:p>743,8</text:p>
          </table:table-cell>
          <table:table-cell table:formula="of:=[.H79]-[.I79]" office:value-type="float" office:value="156.2" calcext:value-type="float">
            <text:p>156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24" calcext:value-type="float">
            <text:p>1152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704.13" calcext:value-type="float">
            <text:p>704,13</text:p>
          </table:table-cell>
          <table:table-cell table:formula="of:=[.H80]-[.I80]" office:value-type="float" office:value="147.87" calcext:value-type="float">
            <text:p>147,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25" calcext:value-type="float">
            <text:p>1152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742.98" calcext:value-type="float">
            <text:p>742,98</text:p>
          </table:table-cell>
          <table:table-cell table:formula="of:=[.H81]-[.I81]" office:value-type="float" office:value="156.02" calcext:value-type="float">
            <text:p>156,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26" calcext:value-type="float">
            <text:p>1152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733.88" calcext:value-type="float">
            <text:p>733,88</text:p>
          </table:table-cell>
          <table:table-cell table:formula="of:=[.H82]-[.I82]" office:value-type="float" office:value="154.12" calcext:value-type="float">
            <text:p>154,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27" calcext:value-type="float">
            <text:p>1152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614.05" calcext:value-type="float">
            <text:p>614,05</text:p>
          </table:table-cell>
          <table:table-cell table:formula="of:=[.H83]-[.I83]" office:value-type="float" office:value="128.95" calcext:value-type="float">
            <text:p>128,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28" calcext:value-type="float">
            <text:p>1152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43.8" calcext:value-type="float">
            <text:p>743,8</text:p>
          </table:table-cell>
          <table:table-cell table:formula="of:=[.H84]-[.I84]" office:value-type="float" office:value="156.2" calcext:value-type="float">
            <text:p>156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29" calcext:value-type="float">
            <text:p>1152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731.4" calcext:value-type="float">
            <text:p>731,4</text:p>
          </table:table-cell>
          <table:table-cell table:formula="of:=[.H85]-[.I85]" office:value-type="float" office:value="153.6" calcext:value-type="float">
            <text:p>153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820.66" calcext:value-type="float">
            <text:p>820,66</text:p>
          </table:table-cell>
          <table:table-cell table:formula="of:=[.H86]-[.I86]" office:value-type="float" office:value="172.34" calcext:value-type="float">
            <text:p>172,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31" calcext:value-type="float">
            <text:p>1153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655.37" calcext:value-type="float">
            <text:p>655,37</text:p>
          </table:table-cell>
          <table:table-cell table:formula="of:=[.H87]-[.I87]" office:value-type="float" office:value="137.63" calcext:value-type="float">
            <text:p>137,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32" calcext:value-type="float">
            <text:p>1153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704.13" calcext:value-type="float">
            <text:p>704,13</text:p>
          </table:table-cell>
          <table:table-cell table:formula="of:=[.H88]-[.I88]" office:value-type="float" office:value="147.87" calcext:value-type="float">
            <text:p>147,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33" calcext:value-type="float">
            <text:p>1153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523.14" calcext:value-type="float">
            <text:p>523,14</text:p>
          </table:table-cell>
          <table:table-cell table:formula="of:=[.H89]-[.I89]" office:value-type="float" office:value="109.86" calcext:value-type="float">
            <text:p>109,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34" calcext:value-type="float">
            <text:p>1153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07.44" calcext:value-type="float">
            <text:p>707,44</text:p>
          </table:table-cell>
          <table:table-cell table:formula="of:=[.H90]-[.I90]" office:value-type="float" office:value="148.56" calcext:value-type="float">
            <text:p>148,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35" calcext:value-type="float">
            <text:p>1153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643.8" calcext:value-type="float">
            <text:p>643,8</text:p>
          </table:table-cell>
          <table:table-cell table:formula="of:=[.H91]-[.I91]" office:value-type="float" office:value="135.2" calcext:value-type="float">
            <text:p>135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36" calcext:value-type="float">
            <text:p>1153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738.02" calcext:value-type="float">
            <text:p>738,02</text:p>
          </table:table-cell>
          <table:table-cell table:formula="of:=[.H92]-[.I92]" office:value-type="float" office:value="154.98" calcext:value-type="float">
            <text:p>154,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552.89" calcext:value-type="float">
            <text:p>552,89</text:p>
          </table:table-cell>
          <table:table-cell table:formula="of:=[.H93]-[.I93]" office:value-type="float" office:value="116.11" calcext:value-type="float">
            <text:p>116,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38" calcext:value-type="float">
            <text:p>1153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540.5" calcext:value-type="float">
            <text:p>540,5</text:p>
          </table:table-cell>
          <table:table-cell table:formula="of:=[.H94]-[.I94]" office:value-type="float" office:value="113.5" calcext:value-type="float">
            <text:p>113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39" calcext:value-type="float">
            <text:p>1153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643.8" calcext:value-type="float">
            <text:p>643,8</text:p>
          </table:table-cell>
          <table:table-cell table:formula="of:=[.H95]-[.I95]" office:value-type="float" office:value="135.2" calcext:value-type="float">
            <text:p>135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734.71" calcext:value-type="float">
            <text:p>734,71</text:p>
          </table:table-cell>
          <table:table-cell table:formula="of:=[.H96]-[.I96]" office:value-type="float" office:value="154.29" calcext:value-type="float">
            <text:p>154,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41" calcext:value-type="float">
            <text:p>1154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95.87" calcext:value-type="float">
            <text:p>495,87</text:p>
          </table:table-cell>
          <table:table-cell table:formula="of:=[.H97]-[.I97]" office:value-type="float" office:value="104.13" calcext:value-type="float">
            <text:p>104,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42" calcext:value-type="float">
            <text:p>1154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577.69" calcext:value-type="float">
            <text:p>577,69</text:p>
          </table:table-cell>
          <table:table-cell table:formula="of:=[.H98]-[.I98]" office:value-type="float" office:value="121.31" calcext:value-type="float">
            <text:p>121,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43" calcext:value-type="float">
            <text:p>1154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43.8" calcext:value-type="float">
            <text:p>743,8</text:p>
          </table:table-cell>
          <table:table-cell table:formula="of:=[.H99]-[.I99]" office:value-type="float" office:value="156.2" calcext:value-type="float">
            <text:p>156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44" calcext:value-type="float">
            <text:p>1154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461.98" calcext:value-type="float">
            <text:p>461,98</text:p>
          </table:table-cell>
          <table:table-cell table:formula="of:=[.H100]-[.I100]" office:value-type="float" office:value="97.02" calcext:value-type="float">
            <text:p>97,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45" calcext:value-type="float">
            <text:p>1154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744.63" calcext:value-type="float">
            <text:p>744,63</text:p>
          </table:table-cell>
          <table:table-cell table:formula="of:=[.H101]-[.I101]" office:value-type="float" office:value="156.37" calcext:value-type="float">
            <text:p>156,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46" calcext:value-type="float">
            <text:p>1154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439.67" calcext:value-type="float">
            <text:p>439,67</text:p>
          </table:table-cell>
          <table:table-cell table:formula="of:=[.H102]-[.I102]" office:value-type="float" office:value="92.33" calcext:value-type="float">
            <text:p>92,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47" calcext:value-type="float">
            <text:p>1154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820.66" calcext:value-type="float">
            <text:p>820,66</text:p>
          </table:table-cell>
          <table:table-cell table:formula="of:=[.H103]-[.I103]" office:value-type="float" office:value="172.34" calcext:value-type="float">
            <text:p>172,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48" calcext:value-type="float">
            <text:p>1154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729.75" calcext:value-type="float">
            <text:p>729,75</text:p>
          </table:table-cell>
          <table:table-cell table:formula="of:=[.H104]-[.I104]" office:value-type="float" office:value="153.25" calcext:value-type="float">
            <text:p>153,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49" calcext:value-type="float">
            <text:p>1154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732.23" calcext:value-type="float">
            <text:p>732,23</text:p>
          </table:table-cell>
          <table:table-cell table:formula="of:=[.H105]-[.I105]" office:value-type="float" office:value="153.77" calcext:value-type="float">
            <text:p>153,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639.67" calcext:value-type="float">
            <text:p>639,67</text:p>
          </table:table-cell>
          <table:table-cell table:formula="of:=[.H106]-[.I106]" office:value-type="float" office:value="134.33" calcext:value-type="float">
            <text:p>134,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51" calcext:value-type="float">
            <text:p>1155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04.96" calcext:value-type="float">
            <text:p>404,96</text:p>
          </table:table-cell>
          <table:table-cell table:formula="of:=[.H107]-[.I107]" office:value-type="float" office:value="85.04" calcext:value-type="float">
            <text:p>85,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52" calcext:value-type="float">
            <text:p>1155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639.67" calcext:value-type="float">
            <text:p>639,67</text:p>
          </table:table-cell>
          <table:table-cell table:formula="of:=[.H108]-[.I108]" office:value-type="float" office:value="134.33" calcext:value-type="float">
            <text:p>134,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53" calcext:value-type="float">
            <text:p>1155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652.07" calcext:value-type="float">
            <text:p>652,07</text:p>
          </table:table-cell>
          <table:table-cell table:formula="of:=[.H109]-[.I109]" office:value-type="float" office:value="136.93" calcext:value-type="float">
            <text:p>136,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5" calcext:value-type="date">
            <text:p>20160525</text:p>
          </table:table-cell>
          <table:table-cell office:value-type="float" office:value="11554" calcext:value-type="float">
            <text:p>1155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704.96" calcext:value-type="float">
            <text:p>704,96</text:p>
          </table:table-cell>
          <table:table-cell table:formula="of:=[.H110]-[.I110]" office:value-type="float" office:value="148.04" calcext:value-type="float">
            <text:p>148,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MERILES ANDREA</text:p>
          </table:table-cell>
          <table:table-cell office:value-type="float" office:value="80" calcext:value-type="float">
            <text:p>80</text:p>
          </table:table-cell>
          <table:table-cell office:value-type="float" office:value="27304522122" calcext:value-type="float">
            <text:p>27304522122</text:p>
          </table:table-cell>
          <table:table-cell office:value-type="float" office:value="14996" calcext:value-type="float">
            <text:p>14996</text:p>
          </table:table-cell>
          <table:table-cell office:value-type="float" office:value="12393.39" calcext:value-type="float">
            <text:p>12393,39</text:p>
          </table:table-cell>
          <table:table-cell table:formula="of:=[.H111]-[.I111]" office:value-type="float" office:value="2602.61" calcext:value-type="float">
            <text:p>2602,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PARPAL SEGURIDAD INDUSTRIAL</text:p>
          </table:table-cell>
          <table:table-cell office:value-type="float" office:value="80" calcext:value-type="float">
            <text:p>80</text:p>
          </table:table-cell>
          <table:table-cell office:value-type="float" office:value="30708739126" calcext:value-type="float">
            <text:p>30708739126</text:p>
          </table:table-cell>
          <table:table-cell office:value-type="float" office:value="6745" calcext:value-type="float">
            <text:p>6745</text:p>
          </table:table-cell>
          <table:table-cell office:value-type="float" office:value="5574.38" calcext:value-type="float">
            <text:p>5574,38</text:p>
          </table:table-cell>
          <table:table-cell table:formula="of:=[.H112]-[.I112]" office:value-type="float" office:value="1170.62" calcext:value-type="float">
            <text:p>1170,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LIN JUAN</text:p>
          </table:table-cell>
          <table:table-cell office:value-type="float" office:value="80" calcext:value-type="float">
            <text:p>80</text:p>
          </table:table-cell>
          <table:table-cell office:value-type="float" office:value="27940184431" calcext:value-type="float">
            <text:p>27940184431</text:p>
          </table:table-cell>
          <table:table-cell office:value-type="float" office:value="8890" calcext:value-type="float">
            <text:p>8890</text:p>
          </table:table-cell>
          <table:table-cell office:value-type="float" office:value="7347.11" calcext:value-type="float">
            <text:p>7347,11</text:p>
          </table:table-cell>
          <table:table-cell table:formula="of:=[.H113]-[.I113]" office:value-type="float" office:value="1542.89" calcext:value-type="float">
            <text:p>1542,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55" calcext:value-type="float">
            <text:p>1155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745.45" calcext:value-type="float">
            <text:p>745,45</text:p>
          </table:table-cell>
          <table:table-cell table:formula="of:=[.H114]-[.I114]" office:value-type="float" office:value="156.55" calcext:value-type="float">
            <text:p>156,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56" calcext:value-type="float">
            <text:p>1155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762.81" calcext:value-type="float">
            <text:p>762,81</text:p>
          </table:table-cell>
          <table:table-cell table:formula="of:=[.H115]-[.I115]" office:value-type="float" office:value="160.19" calcext:value-type="float">
            <text:p>160,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57" calcext:value-type="float">
            <text:p>1155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818.18" calcext:value-type="float">
            <text:p>818,18</text:p>
          </table:table-cell>
          <table:table-cell table:formula="of:=[.H116]-[.I116]" office:value-type="float" office:value="171.82" calcext:value-type="float">
            <text:p>171,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58" calcext:value-type="float">
            <text:p>1155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771.07" calcext:value-type="float">
            <text:p>771,07</text:p>
          </table:table-cell>
          <table:table-cell table:formula="of:=[.H117]-[.I117]" office:value-type="float" office:value="161.93" calcext:value-type="float">
            <text:p>161,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59" calcext:value-type="float">
            <text:p>1155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43.8" calcext:value-type="float">
            <text:p>743,8</text:p>
          </table:table-cell>
          <table:table-cell table:formula="of:=[.H118]-[.I118]" office:value-type="float" office:value="156.2" calcext:value-type="float">
            <text:p>156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60" calcext:value-type="float">
            <text:p>1156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661.16" calcext:value-type="float">
            <text:p>661,16</text:p>
          </table:table-cell>
          <table:table-cell table:formula="of:=[.H119]-[.I119]" office:value-type="float" office:value="138.84" calcext:value-type="float">
            <text:p>138,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61" calcext:value-type="float">
            <text:p>1156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577.69" calcext:value-type="float">
            <text:p>577,69</text:p>
          </table:table-cell>
          <table:table-cell table:formula="of:=[.H120]-[.I120]" office:value-type="float" office:value="121.31" calcext:value-type="float">
            <text:p>121,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62" calcext:value-type="float">
            <text:p>1156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785.12" calcext:value-type="float">
            <text:p>785,12</text:p>
          </table:table-cell>
          <table:table-cell table:formula="of:=[.H121]-[.I121]" office:value-type="float" office:value="164.88" calcext:value-type="float">
            <text:p>164,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63" calcext:value-type="float">
            <text:p>1156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661.16" calcext:value-type="float">
            <text:p>661,16</text:p>
          </table:table-cell>
          <table:table-cell table:formula="of:=[.H122]-[.I122]" office:value-type="float" office:value="138.84" calcext:value-type="float">
            <text:p>138,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64" calcext:value-type="float">
            <text:p>1156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818.18" calcext:value-type="float">
            <text:p>818,18</text:p>
          </table:table-cell>
          <table:table-cell table:formula="of:=[.H123]-[.I123]" office:value-type="float" office:value="171.82" calcext:value-type="float">
            <text:p>171,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65" calcext:value-type="float">
            <text:p>1156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820.66" calcext:value-type="float">
            <text:p>820,66</text:p>
          </table:table-cell>
          <table:table-cell table:formula="of:=[.H124]-[.I124]" office:value-type="float" office:value="172.34" calcext:value-type="float">
            <text:p>172,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66" calcext:value-type="float">
            <text:p>1156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577.69" calcext:value-type="float">
            <text:p>577,69</text:p>
          </table:table-cell>
          <table:table-cell table:formula="of:=[.H125]-[.I125]" office:value-type="float" office:value="121.31" calcext:value-type="float">
            <text:p>121,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67" calcext:value-type="float">
            <text:p>1156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623.97" calcext:value-type="float">
            <text:p>623,97</text:p>
          </table:table-cell>
          <table:table-cell table:formula="of:=[.H126]-[.I126]" office:value-type="float" office:value="131.03" calcext:value-type="float">
            <text:p>131,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68" calcext:value-type="float">
            <text:p>1156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715.7" calcext:value-type="float">
            <text:p>715,7</text:p>
          </table:table-cell>
          <table:table-cell table:formula="of:=[.H127]-[.I127]" office:value-type="float" office:value="150.3" calcext:value-type="float">
            <text:p>150,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69" calcext:value-type="float">
            <text:p>1156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688.43" calcext:value-type="float">
            <text:p>688,43</text:p>
          </table:table-cell>
          <table:table-cell table:formula="of:=[.H128]-[.I128]" office:value-type="float" office:value="144.57" calcext:value-type="float">
            <text:p>144,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70" calcext:value-type="float">
            <text:p>1157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732.23" calcext:value-type="float">
            <text:p>732,23</text:p>
          </table:table-cell>
          <table:table-cell table:formula="of:=[.H129]-[.I129]" office:value-type="float" office:value="153.77" calcext:value-type="float">
            <text:p>153,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71" calcext:value-type="float">
            <text:p>1157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43.8" calcext:value-type="float">
            <text:p>743,8</text:p>
          </table:table-cell>
          <table:table-cell table:formula="of:=[.H130]-[.I130]" office:value-type="float" office:value="156.2" calcext:value-type="float">
            <text:p>156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72" calcext:value-type="float">
            <text:p>1157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552.89" calcext:value-type="float">
            <text:p>552,89</text:p>
          </table:table-cell>
          <table:table-cell table:formula="of:=[.H131]-[.I131]" office:value-type="float" office:value="116.11" calcext:value-type="float">
            <text:p>116,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6" calcext:value-type="date">
            <text:p>20160526</text:p>
          </table:table-cell>
          <table:table-cell office:value-type="float" office:value="11587" calcext:value-type="float">
            <text:p>1158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817.36" calcext:value-type="float">
            <text:p>817,36</text:p>
          </table:table-cell>
          <table:table-cell table:formula="of:=[.H132]-[.I132]" office:value-type="float" office:value="171.64" calcext:value-type="float">
            <text:p>171,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RUAN QINGLIN</text:p>
          </table:table-cell>
          <table:table-cell office:value-type="float" office:value="80" calcext:value-type="float">
            <text:p>80</text:p>
          </table:table-cell>
          <table:table-cell office:value-type="float" office:value="20941505970" calcext:value-type="float">
            <text:p>20941505970</text:p>
          </table:table-cell>
          <table:table-cell office:value-type="float" office:value="3399" calcext:value-type="float">
            <text:p>3399</text:p>
          </table:table-cell>
          <table:table-cell office:value-type="float" office:value="2809.09" calcext:value-type="float">
            <text:p>2809,09</text:p>
          </table:table-cell>
          <table:table-cell table:formula="of:=[.H133]-[.I133]" office:value-type="float" office:value="589.91" calcext:value-type="float">
            <text:p>589,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BIM-POS SA</text:p>
          </table:table-cell>
          <table:table-cell office:value-type="float" office:value="80" calcext:value-type="float">
            <text:p>80</text:p>
          </table:table-cell>
          <table:table-cell office:value-type="float" office:value="30712044108" calcext:value-type="float">
            <text:p>30712044108</text:p>
          </table:table-cell>
          <table:table-cell office:value-type="float" office:value="4550" calcext:value-type="float">
            <text:p>4550</text:p>
          </table:table-cell>
          <table:table-cell office:value-type="float" office:value="3760.33" calcext:value-type="float">
            <text:p>3760,33</text:p>
          </table:table-cell>
          <table:table-cell table:formula="of:=[.H134]-[.I134]" office:value-type="float" office:value="789.67" calcext:value-type="float">
            <text:p>789,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MAGIS S.R.L.</text:p>
          </table:table-cell>
          <table:table-cell office:value-type="float" office:value="80" calcext:value-type="float">
            <text:p>80</text:p>
          </table:table-cell>
          <table:table-cell office:value-type="float" office:value="30712168737" calcext:value-type="float">
            <text:p>30712168737</text:p>
          </table:table-cell>
          <table:table-cell office:value-type="float" office:value="3356" calcext:value-type="float">
            <text:p>3356</text:p>
          </table:table-cell>
          <table:table-cell office:value-type="float" office:value="2773.55" calcext:value-type="float">
            <text:p>2773,55</text:p>
          </table:table-cell>
          <table:table-cell table:formula="of:=[.H135]-[.I135]" office:value-type="float" office:value="582.45" calcext:value-type="float">
            <text:p>582,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GOMEZ EDUARDO JOSE</text:p>
          </table:table-cell>
          <table:table-cell office:value-type="float" office:value="80" calcext:value-type="float">
            <text:p>80</text:p>
          </table:table-cell>
          <table:table-cell office:value-type="float" office:value="23146544649" calcext:value-type="float">
            <text:p>23146544649</text:p>
          </table:table-cell>
          <table:table-cell office:value-type="float" office:value="4499" calcext:value-type="float">
            <text:p>4499</text:p>
          </table:table-cell>
          <table:table-cell office:value-type="float" office:value="3718.18" calcext:value-type="float">
            <text:p>3718,18</text:p>
          </table:table-cell>
          <table:table-cell table:formula="of:=[.H136]-[.I136]" office:value-type="float" office:value="780.82" calcext:value-type="float">
            <text:p>780,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PARPAL SEGURIDAD INDUSTRIAL</text:p>
          </table:table-cell>
          <table:table-cell office:value-type="float" office:value="80" calcext:value-type="float">
            <text:p>80</text:p>
          </table:table-cell>
          <table:table-cell office:value-type="float" office:value="30708739126" calcext:value-type="float">
            <text:p>30708739126</text:p>
          </table:table-cell>
          <table:table-cell office:value-type="float" office:value="9440" calcext:value-type="float">
            <text:p>9440</text:p>
          </table:table-cell>
          <table:table-cell office:value-type="float" office:value="7801.65" calcext:value-type="float">
            <text:p>7801,65</text:p>
          </table:table-cell>
          <table:table-cell table:formula="of:=[.H137]-[.I137]" office:value-type="float" office:value="1638.35" calcext:value-type="float">
            <text:p>1638,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449" calcext:value-type="float">
            <text:p>11449</text:p>
          </table:table-cell>
          <table:table-cell office:value-type="string" calcext:value-type="string">
            <text:p>MEINET (MINIMERCADO NANCY)</text:p>
          </table:table-cell>
          <table:table-cell office:value-type="float" office:value="99" calcext:value-type="float">
            <text:p>99</text:p>
          </table:table-cell>
          <table:table-cell office:value-type="float" office:value="20145283575" calcext:value-type="float">
            <text:p>201452835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38]-[.I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73" calcext:value-type="float">
            <text:p>1157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650.41" calcext:value-type="float">
            <text:p>650,41</text:p>
          </table:table-cell>
          <table:table-cell table:formula="of:=[.H139]-[.I139]" office:value-type="float" office:value="136.59" calcext:value-type="float">
            <text:p>136,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368.6" calcext:value-type="float">
            <text:p>368,6</text:p>
          </table:table-cell>
          <table:table-cell table:formula="of:=[.H140]-[.I140]" office:value-type="float" office:value="77.4" calcext:value-type="float">
            <text:p>77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75" calcext:value-type="float">
            <text:p>1157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732.23" calcext:value-type="float">
            <text:p>732,23</text:p>
          </table:table-cell>
          <table:table-cell table:formula="of:=[.H141]-[.I141]" office:value-type="float" office:value="153.77" calcext:value-type="float">
            <text:p>153,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76" calcext:value-type="float">
            <text:p>1157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644.63" calcext:value-type="float">
            <text:p>644,63</text:p>
          </table:table-cell>
          <table:table-cell table:formula="of:=[.H142]-[.I142]" office:value-type="float" office:value="135.37" calcext:value-type="float">
            <text:p>135,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77" calcext:value-type="float">
            <text:p>1157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642.98" calcext:value-type="float">
            <text:p>642,98</text:p>
          </table:table-cell>
          <table:table-cell table:formula="of:=[.H143]-[.I143]" office:value-type="float" office:value="135.02" calcext:value-type="float">
            <text:p>135,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78" calcext:value-type="float">
            <text:p>1157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774.38" calcext:value-type="float">
            <text:p>774,38</text:p>
          </table:table-cell>
          <table:table-cell table:formula="of:=[.H144]-[.I144]" office:value-type="float" office:value="162.62" calcext:value-type="float">
            <text:p>162,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79" calcext:value-type="float">
            <text:p>1157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757.85" calcext:value-type="float">
            <text:p>757,85</text:p>
          </table:table-cell>
          <table:table-cell table:formula="of:=[.H145]-[.I145]" office:value-type="float" office:value="159.15" calcext:value-type="float">
            <text:p>159,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80" calcext:value-type="float">
            <text:p>1158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605.79" calcext:value-type="float">
            <text:p>605,79</text:p>
          </table:table-cell>
          <table:table-cell table:formula="of:=[.H146]-[.I146]" office:value-type="float" office:value="127.21" calcext:value-type="float">
            <text:p>127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81" calcext:value-type="float">
            <text:p>1158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749.59" calcext:value-type="float">
            <text:p>749,59</text:p>
          </table:table-cell>
          <table:table-cell table:formula="of:=[.H147]-[.I147]" office:value-type="float" office:value="157.41" calcext:value-type="float">
            <text:p>157,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82" calcext:value-type="float">
            <text:p>1158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534.71" calcext:value-type="float">
            <text:p>534,71</text:p>
          </table:table-cell>
          <table:table-cell table:formula="of:=[.H148]-[.I148]" office:value-type="float" office:value="112.29" calcext:value-type="float">
            <text:p>112,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83" calcext:value-type="float">
            <text:p>1158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785.95" calcext:value-type="float">
            <text:p>785,95</text:p>
          </table:table-cell>
          <table:table-cell table:formula="of:=[.H149]-[.I149]" office:value-type="float" office:value="165.05" calcext:value-type="float">
            <text:p>165,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84" calcext:value-type="float">
            <text:p>1158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620.66" calcext:value-type="float">
            <text:p>620,66</text:p>
          </table:table-cell>
          <table:table-cell table:formula="of:=[.H150]-[.I150]" office:value-type="float" office:value="130.34" calcext:value-type="float">
            <text:p>130,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85" calcext:value-type="float">
            <text:p>1158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752.07" calcext:value-type="float">
            <text:p>752,07</text:p>
          </table:table-cell>
          <table:table-cell table:formula="of:=[.H151]-[.I151]" office:value-type="float" office:value="157.93" calcext:value-type="float">
            <text:p>157,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86" calcext:value-type="float">
            <text:p>1158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570.25" calcext:value-type="float">
            <text:p>570,25</text:p>
          </table:table-cell>
          <table:table-cell table:formula="of:=[.H152]-[.I152]" office:value-type="float" office:value="119.75" calcext:value-type="float">
            <text:p>119,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88" calcext:value-type="float">
            <text:p>1158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752.89" calcext:value-type="float">
            <text:p>752,89</text:p>
          </table:table-cell>
          <table:table-cell table:formula="of:=[.H153]-[.I153]" office:value-type="float" office:value="158.11" calcext:value-type="float">
            <text:p>158,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89" calcext:value-type="float">
            <text:p>1158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552.07" calcext:value-type="float">
            <text:p>552,07</text:p>
          </table:table-cell>
          <table:table-cell table:formula="of:=[.H154]-[.I154]" office:value-type="float" office:value="115.93" calcext:value-type="float">
            <text:p>115,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90" calcext:value-type="float">
            <text:p>1159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577.69" calcext:value-type="float">
            <text:p>577,69</text:p>
          </table:table-cell>
          <table:table-cell table:formula="of:=[.H155]-[.I155]" office:value-type="float" office:value="121.31" calcext:value-type="float">
            <text:p>121,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91" calcext:value-type="float">
            <text:p>1159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818.18" calcext:value-type="float">
            <text:p>818,18</text:p>
          </table:table-cell>
          <table:table-cell table:formula="of:=[.H156]-[.I156]" office:value-type="float" office:value="171.82" calcext:value-type="float">
            <text:p>171,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92" calcext:value-type="float">
            <text:p>1159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767.77" calcext:value-type="float">
            <text:p>767,77</text:p>
          </table:table-cell>
          <table:table-cell table:formula="of:=[.H157]-[.I157]" office:value-type="float" office:value="161.23" calcext:value-type="float">
            <text:p>161,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93" calcext:value-type="float">
            <text:p>1159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610.74" calcext:value-type="float">
            <text:p>610,74</text:p>
          </table:table-cell>
          <table:table-cell table:formula="of:=[.H158]-[.I158]" office:value-type="float" office:value="128.26" calcext:value-type="float">
            <text:p>128,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94" calcext:value-type="float">
            <text:p>1159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677.69" calcext:value-type="float">
            <text:p>677,69</text:p>
          </table:table-cell>
          <table:table-cell table:formula="of:=[.H159]-[.I159]" office:value-type="float" office:value="142.31" calcext:value-type="float">
            <text:p>142,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95" calcext:value-type="float">
            <text:p>1159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646.28" calcext:value-type="float">
            <text:p>646,28</text:p>
          </table:table-cell>
          <table:table-cell table:formula="of:=[.H160]-[.I160]" office:value-type="float" office:value="135.72" calcext:value-type="float">
            <text:p>135,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96" calcext:value-type="float">
            <text:p>1159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511.57" calcext:value-type="float">
            <text:p>511,57</text:p>
          </table:table-cell>
          <table:table-cell table:formula="of:=[.H161]-[.I161]" office:value-type="float" office:value="107.43" calcext:value-type="float">
            <text:p>107,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97" calcext:value-type="float">
            <text:p>1159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622.31" calcext:value-type="float">
            <text:p>622,31</text:p>
          </table:table-cell>
          <table:table-cell table:formula="of:=[.H162]-[.I162]" office:value-type="float" office:value="130.69" calcext:value-type="float">
            <text:p>130,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98" calcext:value-type="float">
            <text:p>1159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704.13" calcext:value-type="float">
            <text:p>704,13</text:p>
          </table:table-cell>
          <table:table-cell table:formula="of:=[.H163]-[.I163]" office:value-type="float" office:value="147.87" calcext:value-type="float">
            <text:p>147,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599" calcext:value-type="float">
            <text:p>1159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714.05" calcext:value-type="float">
            <text:p>714,05</text:p>
          </table:table-cell>
          <table:table-cell table:formula="of:=[.H164]-[.I164]" office:value-type="float" office:value="149.95" calcext:value-type="float">
            <text:p>149,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710.74" calcext:value-type="float">
            <text:p>710,74</text:p>
          </table:table-cell>
          <table:table-cell table:formula="of:=[.H165]-[.I165]" office:value-type="float" office:value="149.26" calcext:value-type="float">
            <text:p>149,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7" calcext:value-type="date">
            <text:p>20160527</text:p>
          </table:table-cell>
          <table:table-cell office:value-type="float" office:value="11601" calcext:value-type="float">
            <text:p>1160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744.63" calcext:value-type="float">
            <text:p>744,63</text:p>
          </table:table-cell>
          <table:table-cell table:formula="of:=[.H166]-[.I166]" office:value-type="float" office:value="156.37" calcext:value-type="float">
            <text:p>156,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02" calcext:value-type="float">
            <text:p>1160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793.39" calcext:value-type="float">
            <text:p>793,39</text:p>
          </table:table-cell>
          <table:table-cell table:formula="of:=[.H167]-[.I167]" office:value-type="float" office:value="166.61" calcext:value-type="float">
            <text:p>166,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03" calcext:value-type="float">
            <text:p>1160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819.83" calcext:value-type="float">
            <text:p>819,83</text:p>
          </table:table-cell>
          <table:table-cell table:formula="of:=[.H168]-[.I168]" office:value-type="float" office:value="172.17" calcext:value-type="float">
            <text:p>172,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04" calcext:value-type="float">
            <text:p>1160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814.88" calcext:value-type="float">
            <text:p>814,88</text:p>
          </table:table-cell>
          <table:table-cell table:formula="of:=[.H169]-[.I169]" office:value-type="float" office:value="171.12" calcext:value-type="float">
            <text:p>171,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05" calcext:value-type="float">
            <text:p>1160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615.7" calcext:value-type="float">
            <text:p>615,7</text:p>
          </table:table-cell>
          <table:table-cell table:formula="of:=[.H170]-[.I170]" office:value-type="float" office:value="129.3" calcext:value-type="float">
            <text:p>129,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06" calcext:value-type="float">
            <text:p>1160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750.41" calcext:value-type="float">
            <text:p>750,41</text:p>
          </table:table-cell>
          <table:table-cell table:formula="of:=[.H171]-[.I171]" office:value-type="float" office:value="157.59" calcext:value-type="float">
            <text:p>157,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07" calcext:value-type="float">
            <text:p>1160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13.22" calcext:value-type="float">
            <text:p>413,22</text:p>
          </table:table-cell>
          <table:table-cell table:formula="of:=[.H172]-[.I172]" office:value-type="float" office:value="86.78" calcext:value-type="float">
            <text:p>86,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08" calcext:value-type="float">
            <text:p>1160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35.54" calcext:value-type="float">
            <text:p>735,54</text:p>
          </table:table-cell>
          <table:table-cell table:formula="of:=[.H173]-[.I173]" office:value-type="float" office:value="154.46" calcext:value-type="float">
            <text:p>154,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09" calcext:value-type="float">
            <text:p>1160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818.18" calcext:value-type="float">
            <text:p>818,18</text:p>
          </table:table-cell>
          <table:table-cell table:formula="of:=[.H174]-[.I174]" office:value-type="float" office:value="171.82" calcext:value-type="float">
            <text:p>171,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10" calcext:value-type="float">
            <text:p>1161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795.87" calcext:value-type="float">
            <text:p>795,87</text:p>
          </table:table-cell>
          <table:table-cell table:formula="of:=[.H175]-[.I175]" office:value-type="float" office:value="167.13" calcext:value-type="float">
            <text:p>167,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825.62" calcext:value-type="float">
            <text:p>825,62</text:p>
          </table:table-cell>
          <table:table-cell table:formula="of:=[.H176]-[.I176]" office:value-type="float" office:value="173.38" calcext:value-type="float">
            <text:p>173,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12" calcext:value-type="float">
            <text:p>1161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494.21" calcext:value-type="float">
            <text:p>494,21</text:p>
          </table:table-cell>
          <table:table-cell table:formula="of:=[.H177]-[.I177]" office:value-type="float" office:value="103.79" calcext:value-type="float">
            <text:p>103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13" calcext:value-type="float">
            <text:p>1161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734.71" calcext:value-type="float">
            <text:p>734,71</text:p>
          </table:table-cell>
          <table:table-cell table:formula="of:=[.H178]-[.I178]" office:value-type="float" office:value="154.29" calcext:value-type="float">
            <text:p>154,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14" calcext:value-type="float">
            <text:p>1161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734.71" calcext:value-type="float">
            <text:p>734,71</text:p>
          </table:table-cell>
          <table:table-cell table:formula="of:=[.H179]-[.I179]" office:value-type="float" office:value="154.29" calcext:value-type="float">
            <text:p>154,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15" calcext:value-type="float">
            <text:p>1161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652.07" calcext:value-type="float">
            <text:p>652,07</text:p>
          </table:table-cell>
          <table:table-cell table:formula="of:=[.H180]-[.I180]" office:value-type="float" office:value="136.93" calcext:value-type="float">
            <text:p>136,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35.54" calcext:value-type="float">
            <text:p>735,54</text:p>
          </table:table-cell>
          <table:table-cell table:formula="of:=[.H181]-[.I181]" office:value-type="float" office:value="154.46" calcext:value-type="float">
            <text:p>154,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17" calcext:value-type="float">
            <text:p>1161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587.6" calcext:value-type="float">
            <text:p>587,6</text:p>
          </table:table-cell>
          <table:table-cell table:formula="of:=[.H182]-[.I182]" office:value-type="float" office:value="123.4" calcext:value-type="float">
            <text:p>123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18" calcext:value-type="float">
            <text:p>1161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668.6" calcext:value-type="float">
            <text:p>668,6</text:p>
          </table:table-cell>
          <table:table-cell table:formula="of:=[.H183]-[.I183]" office:value-type="float" office:value="140.4" calcext:value-type="float">
            <text:p>140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19" calcext:value-type="float">
            <text:p>1161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551.24" calcext:value-type="float">
            <text:p>551,24</text:p>
          </table:table-cell>
          <table:table-cell table:formula="of:=[.H184]-[.I184]" office:value-type="float" office:value="115.76" calcext:value-type="float">
            <text:p>115,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20" calcext:value-type="float">
            <text:p>1162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820.66" calcext:value-type="float">
            <text:p>820,66</text:p>
          </table:table-cell>
          <table:table-cell table:formula="of:=[.H185]-[.I185]" office:value-type="float" office:value="172.34" calcext:value-type="float">
            <text:p>172,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21" calcext:value-type="float">
            <text:p>1162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468.6" calcext:value-type="float">
            <text:p>468,6</text:p>
          </table:table-cell>
          <table:table-cell table:formula="of:=[.H186]-[.I186]" office:value-type="float" office:value="98.4" calcext:value-type="float">
            <text:p>98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22" calcext:value-type="float">
            <text:p>1162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660.33" calcext:value-type="float">
            <text:p>660,33</text:p>
          </table:table-cell>
          <table:table-cell table:formula="of:=[.H187]-[.I187]" office:value-type="float" office:value="138.67" calcext:value-type="float">
            <text:p>138,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23" calcext:value-type="float">
            <text:p>1162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736.36" calcext:value-type="float">
            <text:p>736,36</text:p>
          </table:table-cell>
          <table:table-cell table:formula="of:=[.H188]-[.I188]" office:value-type="float" office:value="154.64" calcext:value-type="float">
            <text:p>154,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540.5" calcext:value-type="float">
            <text:p>540,5</text:p>
          </table:table-cell>
          <table:table-cell table:formula="of:=[.H189]-[.I189]" office:value-type="float" office:value="113.5" calcext:value-type="float">
            <text:p>113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25" calcext:value-type="float">
            <text:p>1162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711.57" calcext:value-type="float">
            <text:p>711,57</text:p>
          </table:table-cell>
          <table:table-cell table:formula="of:=[.H190]-[.I190]" office:value-type="float" office:value="149.43" calcext:value-type="float">
            <text:p>149,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702.48" calcext:value-type="float">
            <text:p>702,48</text:p>
          </table:table-cell>
          <table:table-cell table:formula="of:=[.H191]-[.I191]" office:value-type="float" office:value="147.52" calcext:value-type="float">
            <text:p>147,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27" calcext:value-type="float">
            <text:p>1162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95.04" calcext:value-type="float">
            <text:p>295,04</text:p>
          </table:table-cell>
          <table:table-cell table:formula="of:=[.H192]-[.I192]" office:value-type="float" office:value="61.96" calcext:value-type="float">
            <text:p>61,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28" calcext:value-type="float">
            <text:p>1162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551.24" calcext:value-type="float">
            <text:p>551,24</text:p>
          </table:table-cell>
          <table:table-cell table:formula="of:=[.H193]-[.I193]" office:value-type="float" office:value="115.76" calcext:value-type="float">
            <text:p>115,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29" calcext:value-type="float">
            <text:p>1162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394.21" calcext:value-type="float">
            <text:p>394,21</text:p>
          </table:table-cell>
          <table:table-cell table:formula="of:=[.H194]-[.I194]" office:value-type="float" office:value="82.79" calcext:value-type="float">
            <text:p>82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30" calcext:value-type="float">
            <text:p>1163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43.8" calcext:value-type="float">
            <text:p>743,8</text:p>
          </table:table-cell>
          <table:table-cell table:formula="of:=[.H195]-[.I195]" office:value-type="float" office:value="156.2" calcext:value-type="float">
            <text:p>156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31" calcext:value-type="float">
            <text:p>1163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734.71" calcext:value-type="float">
            <text:p>734,71</text:p>
          </table:table-cell>
          <table:table-cell table:formula="of:=[.H196]-[.I196]" office:value-type="float" office:value="154.29" calcext:value-type="float">
            <text:p>154,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710.74" calcext:value-type="float">
            <text:p>710,74</text:p>
          </table:table-cell>
          <table:table-cell table:formula="of:=[.H197]-[.I197]" office:value-type="float" office:value="149.26" calcext:value-type="float">
            <text:p>149,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33" calcext:value-type="float">
            <text:p>1163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651.24" calcext:value-type="float">
            <text:p>651,24</text:p>
          </table:table-cell>
          <table:table-cell table:formula="of:=[.H198]-[.I198]" office:value-type="float" office:value="136.76" calcext:value-type="float">
            <text:p>136,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34" calcext:value-type="float">
            <text:p>1163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742.98" calcext:value-type="float">
            <text:p>742,98</text:p>
          </table:table-cell>
          <table:table-cell table:formula="of:=[.H199]-[.I199]" office:value-type="float" office:value="156.02" calcext:value-type="float">
            <text:p>156,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35" calcext:value-type="float">
            <text:p>1163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731.4" calcext:value-type="float">
            <text:p>731,4</text:p>
          </table:table-cell>
          <table:table-cell table:formula="of:=[.H200]-[.I200]" office:value-type="float" office:value="153.6" calcext:value-type="float">
            <text:p>153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36" calcext:value-type="float">
            <text:p>1163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709.92" calcext:value-type="float">
            <text:p>709,92</text:p>
          </table:table-cell>
          <table:table-cell table:formula="of:=[.H201]-[.I201]" office:value-type="float" office:value="149.08" calcext:value-type="float">
            <text:p>149,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37" calcext:value-type="float">
            <text:p>1163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742.98" calcext:value-type="float">
            <text:p>742,98</text:p>
          </table:table-cell>
          <table:table-cell table:formula="of:=[.H202]-[.I202]" office:value-type="float" office:value="156.02" calcext:value-type="float">
            <text:p>156,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38" calcext:value-type="float">
            <text:p>1163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823.14" calcext:value-type="float">
            <text:p>823,14</text:p>
          </table:table-cell>
          <table:table-cell table:formula="of:=[.H203]-[.I203]" office:value-type="float" office:value="172.86" calcext:value-type="float">
            <text:p>172,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39" calcext:value-type="float">
            <text:p>1163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823.97" calcext:value-type="float">
            <text:p>823,97</text:p>
          </table:table-cell>
          <table:table-cell table:formula="of:=[.H204]-[.I204]" office:value-type="float" office:value="173.03" calcext:value-type="float">
            <text:p>173,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40" calcext:value-type="float">
            <text:p>1164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734.71" calcext:value-type="float">
            <text:p>734,71</text:p>
          </table:table-cell>
          <table:table-cell table:formula="of:=[.H205]-[.I205]" office:value-type="float" office:value="154.29" calcext:value-type="float">
            <text:p>154,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41" calcext:value-type="float">
            <text:p>1164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43.8" calcext:value-type="float">
            <text:p>743,8</text:p>
          </table:table-cell>
          <table:table-cell table:formula="of:=[.H206]-[.I206]" office:value-type="float" office:value="156.2" calcext:value-type="float">
            <text:p>156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42" calcext:value-type="float">
            <text:p>1164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821.49" calcext:value-type="float">
            <text:p>821,49</text:p>
          </table:table-cell>
          <table:table-cell table:formula="of:=[.H207]-[.I207]" office:value-type="float" office:value="172.51" calcext:value-type="float">
            <text:p>172,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43" calcext:value-type="float">
            <text:p>1164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718.18" calcext:value-type="float">
            <text:p>718,18</text:p>
          </table:table-cell>
          <table:table-cell table:formula="of:=[.H208]-[.I208]" office:value-type="float" office:value="150.82" calcext:value-type="float">
            <text:p>150,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742.15" calcext:value-type="float">
            <text:p>742,15</text:p>
          </table:table-cell>
          <table:table-cell table:formula="of:=[.H209]-[.I209]" office:value-type="float" office:value="155.85" calcext:value-type="float">
            <text:p>155,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45" calcext:value-type="float">
            <text:p>1164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540.5" calcext:value-type="float">
            <text:p>540,5</text:p>
          </table:table-cell>
          <table:table-cell table:formula="of:=[.H210]-[.I210]" office:value-type="float" office:value="113.5" calcext:value-type="float">
            <text:p>113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46" calcext:value-type="float">
            <text:p>1164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820.66" calcext:value-type="float">
            <text:p>820,66</text:p>
          </table:table-cell>
          <table:table-cell table:formula="of:=[.H211]-[.I211]" office:value-type="float" office:value="172.34" calcext:value-type="float">
            <text:p>172,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47" calcext:value-type="float">
            <text:p>1164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43.8" calcext:value-type="float">
            <text:p>743,8</text:p>
          </table:table-cell>
          <table:table-cell table:formula="of:=[.H212]-[.I212]" office:value-type="float" office:value="156.2" calcext:value-type="float">
            <text:p>156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48" calcext:value-type="float">
            <text:p>1164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461.98" calcext:value-type="float">
            <text:p>461,98</text:p>
          </table:table-cell>
          <table:table-cell table:formula="of:=[.H213]-[.I213]" office:value-type="float" office:value="97.02" calcext:value-type="float">
            <text:p>97,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49" calcext:value-type="float">
            <text:p>1164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647.11" calcext:value-type="float">
            <text:p>647,11</text:p>
          </table:table-cell>
          <table:table-cell table:formula="of:=[.H214]-[.I214]" office:value-type="float" office:value="135.89" calcext:value-type="float">
            <text:p>135,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50" calcext:value-type="float">
            <text:p>1165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495.04" calcext:value-type="float">
            <text:p>495,04</text:p>
          </table:table-cell>
          <table:table-cell table:formula="of:=[.H215]-[.I215]" office:value-type="float" office:value="103.96" calcext:value-type="float">
            <text:p>103,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51" calcext:value-type="float">
            <text:p>1165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742.98" calcext:value-type="float">
            <text:p>742,98</text:p>
          </table:table-cell>
          <table:table-cell table:formula="of:=[.H216]-[.I216]" office:value-type="float" office:value="156.02" calcext:value-type="float">
            <text:p>156,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28" calcext:value-type="date">
            <text:p>20160528</text:p>
          </table:table-cell>
          <table:table-cell office:value-type="float" office:value="11652" calcext:value-type="float">
            <text:p>1165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733.06" calcext:value-type="float">
            <text:p>733,06</text:p>
          </table:table-cell>
          <table:table-cell table:formula="of:=[.H217]-[.I217]" office:value-type="float" office:value="153.94" calcext:value-type="float">
            <text:p>153,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COOPERADORA ESC DR LAURIANO</text:p>
          </table:table-cell>
          <table:table-cell office:value-type="float" office:value="80" calcext:value-type="float">
            <text:p>80</text:p>
          </table:table-cell>
          <table:table-cell office:value-type="float" office:value="30708281898" calcext:value-type="float">
            <text:p>30708281898</text:p>
          </table:table-cell>
          <table:table-cell office:value-type="float" office:value="3500" calcext:value-type="float">
            <text:p>3500</text:p>
          </table:table-cell>
          <table:table-cell office:value-type="float" office:value="2892.56" calcext:value-type="float">
            <text:p>2892,56</text:p>
          </table:table-cell>
          <table:table-cell table:formula="of:=[.H218]-[.I218]" office:value-type="float" office:value="607.44" calcext:value-type="float">
            <text:p>607,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LANZETTI SERGIO ABEL</text:p>
          </table:table-cell>
          <table:table-cell office:value-type="float" office:value="80" calcext:value-type="float">
            <text:p>80</text:p>
          </table:table-cell>
          <table:table-cell office:value-type="float" office:value="20268555634" calcext:value-type="float">
            <text:p>20268555634</text:p>
          </table:table-cell>
          <table:table-cell office:value-type="float" office:value="3700" calcext:value-type="float">
            <text:p>3700</text:p>
          </table:table-cell>
          <table:table-cell office:value-type="float" office:value="3057.85" calcext:value-type="float">
            <text:p>3057,85</text:p>
          </table:table-cell>
          <table:table-cell table:formula="of:=[.H219]-[.I219]" office:value-type="float" office:value="642.15" calcext:value-type="float">
            <text:p>642,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ARPAL SEGURIDAD INDUSTRIAL</text:p>
          </table:table-cell>
          <table:table-cell office:value-type="float" office:value="80" calcext:value-type="float">
            <text:p>80</text:p>
          </table:table-cell>
          <table:table-cell office:value-type="float" office:value="30708739126" calcext:value-type="float">
            <text:p>30708739126</text:p>
          </table:table-cell>
          <table:table-cell office:value-type="float" office:value="8600" calcext:value-type="float">
            <text:p>8600</text:p>
          </table:table-cell>
          <table:table-cell office:value-type="float" office:value="7107.44" calcext:value-type="float">
            <text:p>7107,44</text:p>
          </table:table-cell>
          <table:table-cell table:formula="of:=[.H220]-[.I220]" office:value-type="float" office:value="1492.56" calcext:value-type="float">
            <text:p>1492,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53" calcext:value-type="float">
            <text:p>1165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642.15" calcext:value-type="float">
            <text:p>642,15</text:p>
          </table:table-cell>
          <table:table-cell table:formula="of:=[.H221]-[.I221]" office:value-type="float" office:value="134.85" calcext:value-type="float">
            <text:p>134,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54" calcext:value-type="float">
            <text:p>1165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612.4" calcext:value-type="float">
            <text:p>612,4</text:p>
          </table:table-cell>
          <table:table-cell table:formula="of:=[.H222]-[.I222]" office:value-type="float" office:value="128.6" calcext:value-type="float">
            <text:p>128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55" calcext:value-type="float">
            <text:p>1165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702.48" calcext:value-type="float">
            <text:p>702,48</text:p>
          </table:table-cell>
          <table:table-cell table:formula="of:=[.H223]-[.I223]" office:value-type="float" office:value="147.52" calcext:value-type="float">
            <text:p>147,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56" calcext:value-type="float">
            <text:p>1165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718.18" calcext:value-type="float">
            <text:p>718,18</text:p>
          </table:table-cell>
          <table:table-cell table:formula="of:=[.H224]-[.I224]" office:value-type="float" office:value="150.82" calcext:value-type="float">
            <text:p>150,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57" calcext:value-type="float">
            <text:p>1165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817.36" calcext:value-type="float">
            <text:p>817,36</text:p>
          </table:table-cell>
          <table:table-cell table:formula="of:=[.H225]-[.I225]" office:value-type="float" office:value="171.64" calcext:value-type="float">
            <text:p>171,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58" calcext:value-type="float">
            <text:p>1165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711.57" calcext:value-type="float">
            <text:p>711,57</text:p>
          </table:table-cell>
          <table:table-cell table:formula="of:=[.H226]-[.I226]" office:value-type="float" office:value="149.43" calcext:value-type="float">
            <text:p>149,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59" calcext:value-type="float">
            <text:p>1165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492.56" calcext:value-type="float">
            <text:p>492,56</text:p>
          </table:table-cell>
          <table:table-cell table:formula="of:=[.H227]-[.I227]" office:value-type="float" office:value="103.44" calcext:value-type="float">
            <text:p>103,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795.87" calcext:value-type="float">
            <text:p>795,87</text:p>
          </table:table-cell>
          <table:table-cell table:formula="of:=[.H228]-[.I228]" office:value-type="float" office:value="167.13" calcext:value-type="float">
            <text:p>167,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61" calcext:value-type="float">
            <text:p>1166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811.57" calcext:value-type="float">
            <text:p>811,57</text:p>
          </table:table-cell>
          <table:table-cell table:formula="of:=[.H229]-[.I229]" office:value-type="float" office:value="170.43" calcext:value-type="float">
            <text:p>170,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62" calcext:value-type="float">
            <text:p>1166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815.7" calcext:value-type="float">
            <text:p>815,7</text:p>
          </table:table-cell>
          <table:table-cell table:formula="of:=[.H230]-[.I230]" office:value-type="float" office:value="171.3" calcext:value-type="float">
            <text:p>171,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63" calcext:value-type="float">
            <text:p>1166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752.89" calcext:value-type="float">
            <text:p>752,89</text:p>
          </table:table-cell>
          <table:table-cell table:formula="of:=[.H231]-[.I231]" office:value-type="float" office:value="158.11" calcext:value-type="float">
            <text:p>158,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64" calcext:value-type="float">
            <text:p>1166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661.16" calcext:value-type="float">
            <text:p>661,16</text:p>
          </table:table-cell>
          <table:table-cell table:formula="of:=[.H232]-[.I232]" office:value-type="float" office:value="138.84" calcext:value-type="float">
            <text:p>138,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65" calcext:value-type="float">
            <text:p>1166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495.04" calcext:value-type="float">
            <text:p>495,04</text:p>
          </table:table-cell>
          <table:table-cell table:formula="of:=[.H233]-[.I233]" office:value-type="float" office:value="103.96" calcext:value-type="float">
            <text:p>103,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66" calcext:value-type="float">
            <text:p>1166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704.13" calcext:value-type="float">
            <text:p>704,13</text:p>
          </table:table-cell>
          <table:table-cell table:formula="of:=[.H234]-[.I234]" office:value-type="float" office:value="147.87" calcext:value-type="float">
            <text:p>147,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0" calcext:value-type="date">
            <text:p>20160530</text:p>
          </table:table-cell>
          <table:table-cell office:value-type="float" office:value="11667" calcext:value-type="float">
            <text:p>1166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652.07" calcext:value-type="float">
            <text:p>652,07</text:p>
          </table:table-cell>
          <table:table-cell table:formula="of:=[.H235]-[.I235]" office:value-type="float" office:value="136.93" calcext:value-type="float">
            <text:p>136,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PARPAL SEGURIDAD INDUSTRIAL</text:p>
          </table:table-cell>
          <table:table-cell office:value-type="float" office:value="80" calcext:value-type="float">
            <text:p>80</text:p>
          </table:table-cell>
          <table:table-cell office:value-type="float" office:value="30708739126" calcext:value-type="float">
            <text:p>30708739126</text:p>
          </table:table-cell>
          <table:table-cell office:value-type="float" office:value="9000" calcext:value-type="float">
            <text:p>9000</text:p>
          </table:table-cell>
          <table:table-cell office:value-type="float" office:value="7438.02" calcext:value-type="float">
            <text:p>7438,02</text:p>
          </table:table-cell>
          <table:table-cell table:formula="of:=[.H236]-[.I236]" office:value-type="float" office:value="1561.98" calcext:value-type="float">
            <text:p>1561,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68" calcext:value-type="float">
            <text:p>1166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78.51" calcext:value-type="float">
            <text:p>578,51</text:p>
          </table:table-cell>
          <table:table-cell table:formula="of:=[.H237]-[.I237]" office:value-type="float" office:value="121.49" calcext:value-type="float">
            <text:p>121,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69" calcext:value-type="float">
            <text:p>1166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611.57" calcext:value-type="float">
            <text:p>611,57</text:p>
          </table:table-cell>
          <table:table-cell table:formula="of:=[.H238]-[.I238]" office:value-type="float" office:value="128.43" calcext:value-type="float">
            <text:p>128,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70" calcext:value-type="float">
            <text:p>1167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819.83" calcext:value-type="float">
            <text:p>819,83</text:p>
          </table:table-cell>
          <table:table-cell table:formula="of:=[.H239]-[.I239]" office:value-type="float" office:value="172.17" calcext:value-type="float">
            <text:p>172,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71" calcext:value-type="float">
            <text:p>1167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660.33" calcext:value-type="float">
            <text:p>660,33</text:p>
          </table:table-cell>
          <table:table-cell table:formula="of:=[.H240]-[.I240]" office:value-type="float" office:value="138.67" calcext:value-type="float">
            <text:p>138,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72" calcext:value-type="float">
            <text:p>1167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733.06" calcext:value-type="float">
            <text:p>733,06</text:p>
          </table:table-cell>
          <table:table-cell table:formula="of:=[.H241]-[.I241]" office:value-type="float" office:value="153.94" calcext:value-type="float">
            <text:p>153,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73" calcext:value-type="float">
            <text:p>1167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805.79" calcext:value-type="float">
            <text:p>805,79</text:p>
          </table:table-cell>
          <table:table-cell table:formula="of:=[.H242]-[.I242]" office:value-type="float" office:value="169.21" calcext:value-type="float">
            <text:p>169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74" calcext:value-type="float">
            <text:p>1167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43.8" calcext:value-type="float">
            <text:p>743,8</text:p>
          </table:table-cell>
          <table:table-cell table:formula="of:=[.H243]-[.I243]" office:value-type="float" office:value="156.2" calcext:value-type="float">
            <text:p>156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75" calcext:value-type="float">
            <text:p>1167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801.65" calcext:value-type="float">
            <text:p>801,65</text:p>
          </table:table-cell>
          <table:table-cell table:formula="of:=[.H244]-[.I244]" office:value-type="float" office:value="168.35" calcext:value-type="float">
            <text:p>168,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660.33" calcext:value-type="float">
            <text:p>660,33</text:p>
          </table:table-cell>
          <table:table-cell table:formula="of:=[.H245]-[.I245]" office:value-type="float" office:value="138.67" calcext:value-type="float">
            <text:p>138,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77" calcext:value-type="float">
            <text:p>1167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719.83" calcext:value-type="float">
            <text:p>719,83</text:p>
          </table:table-cell>
          <table:table-cell table:formula="of:=[.H246]-[.I246]" office:value-type="float" office:value="151.17" calcext:value-type="float">
            <text:p>151,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78" calcext:value-type="float">
            <text:p>1167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733.06" calcext:value-type="float">
            <text:p>733,06</text:p>
          </table:table-cell>
          <table:table-cell table:formula="of:=[.H247]-[.I247]" office:value-type="float" office:value="153.94" calcext:value-type="float">
            <text:p>153,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79" calcext:value-type="float">
            <text:p>1167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568.6" calcext:value-type="float">
            <text:p>568,6</text:p>
          </table:table-cell>
          <table:table-cell table:formula="of:=[.H248]-[.I248]" office:value-type="float" office:value="119.4" calcext:value-type="float">
            <text:p>119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80" calcext:value-type="float">
            <text:p>1168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550.41" calcext:value-type="float">
            <text:p>550,41</text:p>
          </table:table-cell>
          <table:table-cell table:formula="of:=[.H249]-[.I249]" office:value-type="float" office:value="115.59" calcext:value-type="float">
            <text:p>115,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81" calcext:value-type="float">
            <text:p>1168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733.06" calcext:value-type="float">
            <text:p>733,06</text:p>
          </table:table-cell>
          <table:table-cell table:formula="of:=[.H250]-[.I250]" office:value-type="float" office:value="153.94" calcext:value-type="float">
            <text:p>153,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82" calcext:value-type="float">
            <text:p>1168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639.67" calcext:value-type="float">
            <text:p>639,67</text:p>
          </table:table-cell>
          <table:table-cell table:formula="of:=[.H251]-[.I251]" office:value-type="float" office:value="134.33" calcext:value-type="float">
            <text:p>134,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83" calcext:value-type="float">
            <text:p>1168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703.31" calcext:value-type="float">
            <text:p>703,31</text:p>
          </table:table-cell>
          <table:table-cell table:formula="of:=[.H252]-[.I252]" office:value-type="float" office:value="147.69" calcext:value-type="float">
            <text:p>147,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84" calcext:value-type="float">
            <text:p>1168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704.96" calcext:value-type="float">
            <text:p>704,96</text:p>
          </table:table-cell>
          <table:table-cell table:formula="of:=[.H253]-[.I253]" office:value-type="float" office:value="148.04" calcext:value-type="float">
            <text:p>148,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85" calcext:value-type="float">
            <text:p>1168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728.93" calcext:value-type="float">
            <text:p>728,93</text:p>
          </table:table-cell>
          <table:table-cell table:formula="of:=[.H254]-[.I254]" office:value-type="float" office:value="153.07" calcext:value-type="float">
            <text:p>153,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86" calcext:value-type="float">
            <text:p>1168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733.88" calcext:value-type="float">
            <text:p>733,88</text:p>
          </table:table-cell>
          <table:table-cell table:formula="of:=[.H255]-[.I255]" office:value-type="float" office:value="154.12" calcext:value-type="float">
            <text:p>154,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87" calcext:value-type="float">
            <text:p>1168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818.18" calcext:value-type="float">
            <text:p>818,18</text:p>
          </table:table-cell>
          <table:table-cell table:formula="of:=[.H256]-[.I256]" office:value-type="float" office:value="171.82" calcext:value-type="float">
            <text:p>171,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88" calcext:value-type="float">
            <text:p>1168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722.31" calcext:value-type="float">
            <text:p>722,31</text:p>
          </table:table-cell>
          <table:table-cell table:formula="of:=[.H257]-[.I257]" office:value-type="float" office:value="151.69" calcext:value-type="float">
            <text:p>151,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89" calcext:value-type="float">
            <text:p>1168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723.14" calcext:value-type="float">
            <text:p>723,14</text:p>
          </table:table-cell>
          <table:table-cell table:formula="of:=[.H258]-[.I258]" office:value-type="float" office:value="151.86" calcext:value-type="float">
            <text:p>151,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90" calcext:value-type="float">
            <text:p>1169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734.71" calcext:value-type="float">
            <text:p>734,71</text:p>
          </table:table-cell>
          <table:table-cell table:formula="of:=[.H259]-[.I259]" office:value-type="float" office:value="154.29" calcext:value-type="float">
            <text:p>154,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91" calcext:value-type="float">
            <text:p>1169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734.71" calcext:value-type="float">
            <text:p>734,71</text:p>
          </table:table-cell>
          <table:table-cell table:formula="of:=[.H260]-[.I260]" office:value-type="float" office:value="154.29" calcext:value-type="float">
            <text:p>154,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92" calcext:value-type="float">
            <text:p>1169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661.16" calcext:value-type="float">
            <text:p>661,16</text:p>
          </table:table-cell>
          <table:table-cell table:formula="of:=[.H261]-[.I261]" office:value-type="float" office:value="138.84" calcext:value-type="float">
            <text:p>138,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93" calcext:value-type="float">
            <text:p>1169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724.79" calcext:value-type="float">
            <text:p>724,79</text:p>
          </table:table-cell>
          <table:table-cell table:formula="of:=[.H262]-[.I262]" office:value-type="float" office:value="152.21" calcext:value-type="float">
            <text:p>152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94" calcext:value-type="float">
            <text:p>1169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724.79" calcext:value-type="float">
            <text:p>724,79</text:p>
          </table:table-cell>
          <table:table-cell table:formula="of:=[.H263]-[.I263]" office:value-type="float" office:value="152.21" calcext:value-type="float">
            <text:p>152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95" calcext:value-type="float">
            <text:p>1169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43.8" calcext:value-type="float">
            <text:p>743,8</text:p>
          </table:table-cell>
          <table:table-cell table:formula="of:=[.H264]-[.I264]" office:value-type="float" office:value="156.2" calcext:value-type="float">
            <text:p>156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96" calcext:value-type="float">
            <text:p>1169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640.5" calcext:value-type="float">
            <text:p>640,5</text:p>
          </table:table-cell>
          <table:table-cell table:formula="of:=[.H265]-[.I265]" office:value-type="float" office:value="134.5" calcext:value-type="float">
            <text:p>134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97" calcext:value-type="float">
            <text:p>1169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640.5" calcext:value-type="float">
            <text:p>640,5</text:p>
          </table:table-cell>
          <table:table-cell table:formula="of:=[.H266]-[.I266]" office:value-type="float" office:value="134.5" calcext:value-type="float">
            <text:p>134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98" calcext:value-type="float">
            <text:p>1169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27.27" calcext:value-type="float">
            <text:p>727,27</text:p>
          </table:table-cell>
          <table:table-cell table:formula="of:=[.H267]-[.I267]" office:value-type="float" office:value="152.73" calcext:value-type="float">
            <text:p>152,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699" calcext:value-type="float">
            <text:p>1169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549.59" calcext:value-type="float">
            <text:p>549,59</text:p>
          </table:table-cell>
          <table:table-cell table:formula="of:=[.H268]-[.I268]" office:value-type="float" office:value="115.41" calcext:value-type="float">
            <text:p>115,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819.83" calcext:value-type="float">
            <text:p>819,83</text:p>
          </table:table-cell>
          <table:table-cell table:formula="of:=[.H269]-[.I269]" office:value-type="float" office:value="172.17" calcext:value-type="float">
            <text:p>172,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701" calcext:value-type="float">
            <text:p>1170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754.55" calcext:value-type="float">
            <text:p>754,55</text:p>
          </table:table-cell>
          <table:table-cell table:formula="of:=[.H270]-[.I270]" office:value-type="float" office:value="158.45" calcext:value-type="float">
            <text:p>158,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702" calcext:value-type="float">
            <text:p>1170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11.57" calcext:value-type="float">
            <text:p>311,57</text:p>
          </table:table-cell>
          <table:table-cell table:formula="of:=[.H271]-[.I271]" office:value-type="float" office:value="65.43" calcext:value-type="float">
            <text:p>65,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703" calcext:value-type="float">
            <text:p>1170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461.16" calcext:value-type="float">
            <text:p>461,16</text:p>
          </table:table-cell>
          <table:table-cell table:formula="of:=[.H272]-[.I272]" office:value-type="float" office:value="96.84" calcext:value-type="float">
            <text:p>96,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6-05-31" calcext:value-type="date">
            <text:p>20160531</text:p>
          </table:table-cell>
          <table:table-cell office:value-type="float" office:value="11704" calcext:value-type="float">
            <text:p>1170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616.53" calcext:value-type="float">
            <text:p>616,53</text:p>
          </table:table-cell>
          <table:table-cell table:formula="of:=[.H273]-[.I273]" office:value-type="float" office:value="129.47" calcext:value-type="float">
            <text:p>129,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month number:style="long"/>
      <number:day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23:39:40.692000000</meta:creation-date>
    <dc:date>2016-06-08T23:45:02.310000000</dc:date>
    <meta:editing-duration>PT5M21S</meta:editing-duration>
    <meta:editing-cycles>1</meta:editing-cycles>
    <meta:document-statistic meta:table-count="1" meta:cell-count="2475" meta:object-count="0"/>
    <meta:generator>LibreOffice/5.0.4.2$Windows_x86 LibreOffice_project/2b9802c1994aa0b7dc6079e128979269cf95bc78</meta:generator>
  </office:meta>
</office:document-meta>
</file>